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hysical Properties for RoRo_Sled_V0.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neral Propertie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aterial:</text:p>
          </table:table-cell>
          <table:table-cell office:value-type="string" table:style-name="ce1">
            <text:p>{Generic}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ensity:</text:p>
          </table:table-cell>
          <table:table-cell office:value-type="string" table:style-name="ce1">
            <text:p>1.000 g/cm^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ass:</text:p>
          </table:table-cell>
          <table:table-cell office:value-type="string" table:style-name="ce1">
            <text:p>4.419 kg (Relative Error = 0.000031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Area:</text:p>
          </table:table-cell>
          <table:table-cell office:value-type="string" table:style-name="ce1">
            <text:p>900594.950 mm^2 (Relative Error = 0.000000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Volume:</text:p>
          </table:table-cell>
          <table:table-cell office:value-type="string" table:style-name="ce1">
            <text:p>4419437.265 mm^3 (Relative Error = 0.000031%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enter of Gravity:</text:p>
          </table:table-cell>
          <table:table-cell table:number-columns-repeated="12" table:style-name="ce1"/>
          <table:table-cell office:value-type="string" table:number-columns-spanned="6" table:number-rows-spanned="1" table:style-name="ce2">
            <text:p>URDF Properti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X:</text:p>
          </table:table-cell>
          <table:table-cell office:value-type="string" table:style-name="ce1">
            <text:p>0.000 mm (Relative Error = 0.000031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Y:</text:p>
          </table:table-cell>
          <table:table-cell office:value-type="string" table:style-name="ce1">
            <text:p>63.738 mm (Relative Error = 0.000031%)</text:p>
          </table:table-cell>
          <table:table-cell table:number-columns-repeated="10" table:style-name="ce1"/>
          <table:table-cell office:value-type="string" table:number-columns-spanned="6" table:number-rows-spanned="1" table:style-name="ce2">
            <text:p>Mas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Z:</text:p>
          </table:table-cell>
          <table:table-cell office:value-type="string" table:style-name="ce1">
            <text:p>54.633 mm (Relative Error = 0.000031%)</text:p>
          </table:table-cell>
          <table:table-cell table:number-columns-repeated="11" table:style-name="ce1"/>
          <table:table-cell office:value-type="string" office:string-value="4.419" table:formula="of:=LEFT([.C5]; SEARCH(&quot; &quot;; [.C5])-1)" table:style-name="ce3">
            <text:p>4.419</text:p>
          </table:table-cell>
          <table:table-cell office:value-type="string" table:style-name="ce1">
            <text:p>Kg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Mass Moments of Inertia with respect to Center of Gravity(Calculated using negative integral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Ixx<text:s text:c="8"/></text:p>
          </table:table-cell>
          <table:table-cell office:value-type="string" table:style-name="ce1">
            <text:p>223047.752 kg mm^2 (Relative Error = 0.000031%)</text:p>
          </table:table-cell>
          <table:table-cell table:number-columns-repeated="10" table:style-name="ce1"/>
          <table:table-cell office:value-type="string" table:number-columns-spanned="6" table:number-rows-spanned="1" table:style-name="ce2">
            <text:p>Centre of Gravity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yx Iyy<text:s text:c="4"/></text:p>
          </table:table-cell>
          <table:table-cell office:value-type="string" table:style-name="ce1">
            <text:p>0.000 kg mm^2 (Relative Error = 0.000031%)</text:p>
          </table:table-cell>
          <table:table-cell office:value-type="string" table:style-name="ce1">
            <text:p>86158.308 kg mm^2 (Relative Error = 0.000031%)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office:value-type="string" office:string-value="0.000" table:formula="of:=LEFT([.C9]; SEARCH(&quot; &quot;; [.C9])-1)" table:style-name="ce1">
            <text:p>0.000</text:p>
          </table:table-cell>
          <table:table-cell office:value-type="string" table:style-name="ce1">
            <text:p>mm</text:p>
          </table:table-cell>
          <table:table-cell office:value-type="float" office:value="0" table:formula="of:=[.P14]/1000" table:style-name="ce3">
            <text:p>0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zx Izy Izz</text:p>
          </table:table-cell>
          <table:table-cell office:value-type="string" table:style-name="ce1">
            <text:p>-0.000 kg mm^2 (Relative Error = 0.000031%)</text:p>
          </table:table-cell>
          <table:table-cell office:value-type="string" table:style-name="ce1">
            <text:p>26864.293 kg mm^2 (Relative Error = 0.000031%)</text:p>
          </table:table-cell>
          <table:table-cell office:value-type="string" table:style-name="ce1">
            <text:p>270256.571 kg mm^2 (Relative Error = 0.000031%)</text:p>
          </table:table-cell>
          <table:table-cell table:number-columns-repeated="9" table:style-name="ce1"/>
          <table:table-cell office:value-type="string" table:style-name="ce1">
            <text:p>Y</text:p>
          </table:table-cell>
          <table:table-cell office:value-type="string" office:string-value="63.738" table:formula="of:=LEFT([.C10]; SEARCH(&quot; &quot;; [.C10])-1)" table:style-name="ce1">
            <text:p>63.738</text:p>
          </table:table-cell>
          <table:table-cell office:value-type="string" table:style-name="ce1">
            <text:p>mm</text:p>
          </table:table-cell>
          <table:table-cell office:value-type="float" office:value="6.3738000000000003E-2" table:formula="of:=[.P15]/1000" table:style-name="ce3">
            <text:p>0.063738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ass Moments of Inertia with respect to Global(Calculated using negative integral)</text:p>
          </table:table-cell>
          <table:table-cell table:number-columns-repeated="13" table:style-name="ce1"/>
          <table:table-cell office:value-type="string" table:style-name="ce1">
            <text:p>Z</text:p>
          </table:table-cell>
          <table:table-cell office:value-type="string" office:string-value="54.633" table:formula="of:=LEFT([.C11]; SEARCH(&quot; &quot;; [.C11])-1)" table:style-name="ce1">
            <text:p>54.633</text:p>
          </table:table-cell>
          <table:table-cell office:value-type="string" table:style-name="ce1">
            <text:p>mm</text:p>
          </table:table-cell>
          <table:table-cell office:value-type="float" office:value="5.4633000000000001E-2" table:formula="of:=[.P16]/1000" table:style-name="ce3">
            <text:p>0.054633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xx<text:s text:c="8"/></text:p>
          </table:table-cell>
          <table:table-cell office:value-type="string" table:style-name="ce1">
            <text:p>254192.810 kg mm^2 (Relative Error = 0.000031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yx Iyy<text:s text:c="4"/></text:p>
          </table:table-cell>
          <table:table-cell office:value-type="string" table:style-name="ce1">
            <text:p>0.000 kg mm^2 (Relative Error = 0.000031%)</text:p>
          </table:table-cell>
          <table:table-cell office:value-type="string" table:style-name="ce1">
            <text:p>99349.191 kg mm^2 (Relative Error = 0.000031%)</text:p>
          </table:table-cell>
          <table:table-cell table:number-columns-repeated="9" table:style-name="ce1"/>
          <table:table-cell office:value-type="string" table:number-columns-spanned="6" table:number-rows-spanned="1" table:style-name="ce2">
            <text:p>Rotation to principal ax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zx Izy Izz</text:p>
          </table:table-cell>
          <table:table-cell office:value-type="string" table:style-name="ce1">
            <text:p>-0.000 kg mm^2 (Relative Error = 0.000031%)</text:p>
          </table:table-cell>
          <table:table-cell office:value-type="string" table:style-name="ce1">
            <text:p>11474.965 kg mm^2 (Relative Error = 0.000031%)</text:p>
          </table:table-cell>
          <table:table-cell office:value-type="string" table:style-name="ce1">
            <text:p>288210.747 kg mm^2 (Relative Error = 0.000031%)</text:p>
          </table:table-cell>
          <table:table-cell table:number-columns-repeated="9" table:style-name="ce1"/>
          <table:table-cell office:value-type="string" table:style-name="ce1">
            <text:p>Rx</text:p>
          </table:table-cell>
          <table:table-cell office:value-type="string" office:string-value="8.13" table:formula="of:=LEFT([.C25]; SEARCH(&quot; &quot;; [.C25])-1)" table:style-name="ce1">
            <text:p>8.13</text:p>
          </table:table-cell>
          <table:table-cell office:value-type="string" table:style-name="ce1">
            <text:p>deg</text:p>
          </table:table-cell>
          <table:table-cell office:value-type="float" office:value="0.14189526818713902" table:formula="of:=([.P19]/180)*PI()" table:style-name="ce3">
            <text:p>0.141895268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rincipal Moments of Inertia with respect to Center of Gravity</text:p>
          </table:table-cell>
          <table:table-cell table:number-columns-repeated="13" table:style-name="ce1"/>
          <table:table-cell office:value-type="string" table:style-name="ce1">
            <text:p>Ry</text:p>
          </table:table-cell>
          <table:table-cell office:value-type="string" office:string-value="0.00" table:formula="of:=LEFT([.C26]; SEARCH(&quot; &quot;; [.C26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0]/180)*PI()" table:style-name="ce3">
            <text:p>0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1:</text:p>
          </table:table-cell>
          <table:table-cell office:value-type="string" table:style-name="ce1">
            <text:p>223047.752 kg mm^2 (Relative Error = 0.000031%)</text:p>
          </table:table-cell>
          <table:table-cell table:number-columns-repeated="11" table:style-name="ce1"/>
          <table:table-cell office:value-type="string" table:style-name="ce1">
            <text:p>Rz</text:p>
          </table:table-cell>
          <table:table-cell office:value-type="string" office:string-value="0.00" table:formula="of:=LEFT([.C27]; SEARCH(&quot; &quot;; [.C27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1]/180)*PI()" table:style-name="ce3">
            <text:p>0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2:</text:p>
          </table:table-cell>
          <table:table-cell office:value-type="string" table:style-name="ce1">
            <text:p>82318.270 kg mm^2 (Relative Error = 0.000031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3:</text:p>
          </table:table-cell>
          <table:table-cell office:value-type="string" table:style-name="ce1">
            <text:p>274096.609 kg mm^2 (Relative Error = 0.000031%)</text:p>
          </table:table-cell>
          <table:table-cell table:number-columns-repeated="10" table:style-name="ce1"/>
          <table:table-cell office:value-type="string" table:number-columns-spanned="6" table:number-rows-spanned="1" table:style-name="ce2">
            <text:p>Principal Momens of Inertia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office:value-type="string" table:style-name="ce1">
            <text:p>Rotation from Global to Principal</text:p>
          </table:table-cell>
          <table:table-cell table:number-columns-repeated="13" table:style-name="ce1"/>
          <table:table-cell office:value-type="string" table:style-name="ce1">
            <text:p>Ixx</text:p>
          </table:table-cell>
          <table:table-cell office:value-type="string" office:string-value="223047.752" table:formula="of:=LEFT([.C21]; SEARCH(&quot; &quot;; [.C21])-1)" table:style-name="ce1">
            <text:p>223047.752</text:p>
          </table:table-cell>
          <table:table-cell office:value-type="string" table:style-name="ce1">
            <text:p>kg.mm^2</text:p>
          </table:table-cell>
          <table:table-cell office:value-type="float" office:value="0.22304775200000002" table:formula="of:=[.P24]/1000000" table:style-name="ce3">
            <text:p>0.223047752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Rx:</text:p>
          </table:table-cell>
          <table:table-cell office:value-type="string" table:style-name="ce1">
            <text:p>8.13 deg (Relative Error = 0.000031%)</text:p>
          </table:table-cell>
          <table:table-cell table:number-columns-repeated="11" table:style-name="ce1"/>
          <table:table-cell office:value-type="string" table:style-name="ce1">
            <text:p>Iyy</text:p>
          </table:table-cell>
          <table:table-cell office:value-type="string" office:string-value="82318.270" table:formula="of:=LEFT([.C22]; SEARCH(&quot; &quot;; [.C22])-1)" table:style-name="ce1">
            <text:p>82318.270</text:p>
          </table:table-cell>
          <table:table-cell office:value-type="string" table:style-name="ce1">
            <text:p>kg.mm^2</text:p>
          </table:table-cell>
          <table:table-cell office:value-type="float" office:value="8.2318269999999999E-2" table:formula="of:=[.P25]/1000000" table:style-name="ce3">
            <text:p>0.08231827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Ry:</text:p>
          </table:table-cell>
          <table:table-cell office:value-type="string" table:style-name="ce1">
            <text:p>0.00 deg (Relative Error = 0.000031%)</text:p>
          </table:table-cell>
          <table:table-cell table:number-columns-repeated="11" table:style-name="ce1"/>
          <table:table-cell office:value-type="string" table:style-name="ce1">
            <text:p>Izz</text:p>
          </table:table-cell>
          <table:table-cell office:value-type="string" office:string-value="274096.609" table:formula="of:=LEFT([.C23]; SEARCH(&quot; &quot;; [.C23])-1)" table:style-name="ce1">
            <text:p>274096.609</text:p>
          </table:table-cell>
          <table:table-cell office:value-type="string" table:style-name="ce1">
            <text:p>kg.mm^2</text:p>
          </table:table-cell>
          <table:table-cell office:value-type="float" office:value="0.27409660899999999" table:formula="of:=[.P26]/1000000" table:style-name="ce3">
            <text:p>0.274096609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Rz:</text:p>
          </table:table-cell>
          <table:table-cell office:value-type="string" table:style-name="ce1">
            <text:p>0.00 deg (Relative Error = 0.000031%)</text:p>
          </table:table-cell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03T15:41:33Z</dc:date>
  </office:meta>
</office:document-meta>
</file>